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33a242"/>
    </style:style>
    <style:style style:name="P3" style:family="paragraph" style:parent-style-name="Heading_20_2">
      <style:text-properties officeooo:paragraph-rsid="0037b1dc"/>
    </style:style>
    <style:style style:name="P4" style:family="paragraph" style:parent-style-name="Heading_20_3">
      <style:text-properties officeooo:rsid="00305331" officeooo:paragraph-rsid="00305331"/>
    </style:style>
    <style:style style:name="P5" style:family="paragraph" style:parent-style-name="Heading_20_4">
      <style:text-properties officeooo:paragraph-rsid="00305331"/>
    </style:style>
    <style:style style:name="P6" style:family="paragraph" style:parent-style-name="Heading_20_4">
      <style:text-properties officeooo:rsid="0031e5b8" officeooo:paragraph-rsid="0031e5b8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rsid="00305331" officeooo:paragraph-rsid="00305331"/>
    </style:style>
    <style:style style:name="P9" style:family="paragraph" style:parent-style-name="Text_20_body">
      <style:text-properties officeooo:paragraph-rsid="00305331"/>
    </style:style>
    <style:style style:name="P10" style:family="paragraph" style:parent-style-name="Text_20_body">
      <style:text-properties officeooo:paragraph-rsid="0031e5b8"/>
    </style:style>
    <style:style style:name="P11" style:family="paragraph" style:parent-style-name="Text_20_body">
      <style:text-properties officeooo:paragraph-rsid="00353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e5b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4d29" style:font-weight-asian="normal" style:font-weight-complex="normal"/>
    </style:style>
    <style:style style:name="T5" style:family="text">
      <style:text-properties fo:font-weight="normal" officeooo:rsid="002fbbe3" style:font-weight-asian="normal" style:font-weight-complex="normal"/>
    </style:style>
    <style:style style:name="T6" style:family="text">
      <style:text-properties fo:font-weight="normal" officeooo:rsid="0031e5b8" style:font-weight-asian="normal" style:font-weight-complex="normal"/>
    </style:style>
    <style:style style:name="T7" style:family="text">
      <style:text-properties officeooo:rsid="00305331"/>
    </style:style>
    <style:style style:name="T8" style:family="text">
      <style:text-properties style:font-name="Arial" officeooo:rsid="00305331"/>
    </style:style>
    <style:style style:name="T9" style:family="text">
      <style:text-properties fo:color="#ed4c05" loext:opacity="100%" fo:font-weight="bold" style:font-weight-asian="bold" style:font-weight-complex="bold"/>
    </style:style>
    <style:style style:name="T10" style:family="text">
      <style:text-properties fo:color="#ed4c05" loext:opacity="100%" fo:font-style="normal" officeooo:rsid="0037b1dc" style:font-style-asian="normal" style:font-style-complex="normal"/>
    </style:style>
    <style:style style:name="T11" style:family="text">
      <style:text-properties fo:color="#ed4c05" loext:opacity="100%" fo:font-style="normal" fo:font-weight="bold" officeooo:rsid="0037b1dc" style:font-style-asian="normal" style:font-weight-asian="bold" style:font-style-complex="normal" style:font-weight-complex="bold"/>
    </style:style>
    <style:style style:name="T12" style:family="text">
      <style:text-properties officeooo:rsid="0031e5b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officeooo:rsid="0033a24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3a242" style:font-style-asian="normal" style:font-style-complex="normal"/>
    </style:style>
    <style:style style:name="T18" style:family="text">
      <style:text-properties fo:font-style="normal" officeooo:rsid="00343583" style:font-style-asian="normal" style:font-style-complex="normal"/>
    </style:style>
    <style:style style:name="T19" style:family="text">
      <style:text-properties fo:font-style="normal" officeooo:rsid="003537b8" style:font-style-asian="normal" style:font-style-complex="normal"/>
    </style:style>
    <style:style style:name="T20" style:family="text">
      <style:text-properties fo:font-style="normal" officeooo:rsid="0037b1dc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3a24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4358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37b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537b8" style:font-style-asian="normal" style:font-weight-asian="bold" style:font-style-complex="normal" style:font-weight-complex="bold"/>
    </style:style>
    <style:style style:name="T27" style:family="text">
      <style:text-properties officeooo:rsid="003537b8"/>
    </style:style>
    <style:style style:name="T28" style:family="text">
      <style:text-properties officeooo:rsid="0039439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4">L</text:span><text:span text:style-name="T3">es </text:span><text:span text:style-name="T5">quantifieurs</text:span></text:h>
      <text:h text:style-name="Heading_20_2" text:outline-level="2"><text:span text:style-name="T1">Les indénombrables</text:span></text:h>
      <text:h text:style-name="Heading_20_3" text:outline-level="3">Que l’on peut quantifier</text:h>
      <text:h text:style-name="Heading_20_4" text:outline-level="4">Généralités</text:h>
      <text:p text:style-name="P8">On peut quantifier certains indénombrables grâce à un partitif : A <text:span text:style-name="T1">bit</text:span> of ; A <text:span text:style-name="T1">piece</text:span> of ; A <text:span text:style-name="T1">drop</text:span> of et A <text:span text:style-name="T1">lump</text:span> of.</text:p>
      <text:p text:style-name="P8">Des indénombrables que l’on peut quantifier avec un partitif se trouvent en annexe <text:span text:style-name="T9">A1</text:span></text:p>
      <text:h text:style-name="Heading_20_4" text:outline-level="4">Some</text:h>
      <text:p text:style-name="Text_20_body"><text:span text:style-name="T7">M</text:span><text:span text:style-name="T8">ême s’il</text:span> désigne parfois un pluriel, <text:span text:style-name="T7">il </text:span>est aussi utilisé pour <text:span text:style-name="T1">exprimer "un" ou "une"</text:span>, notamment dans les cas suivants :</text:p>
      <text:p text:style-name="Text_20_body">- Some <text:span text:style-name="T1">advice</text:span> peut désigner "un" conseil.</text:p>
      <text:p text:style-name="Text_20_body">- Some <text:span text:style-name="T1">evidence</text:span> peut désigner "une" preuve.</text:p>
      <text:p text:style-name="Text_20_body">- Some <text:span text:style-name="T1">information</text:span> peut désigner "un" renseignement.</text:p>
      <text:p text:style-name="Text_20_body">- Some <text:span text:style-name="T1">news</text:span> peut désigner "une" nouvelle.</text:p>
      <text:p text:style-name="Text_20_body"/>
      <text:h text:style-name="Heading_20_3" text:outline-level="3">Que l’on ne peut pas quantifier</text:h>
      <text:p text:style-name="P8">Des exemples d’indénombrables que l’on ne peut pas quantifier se trouvent en annexe <text:span text:style-name="T9">A2</text:span></text:p>
      <text:h text:style-name="Heading_20_3" text:outline-level="3">Que l’on peut parfois quantifier</text:h>
      <text:p text:style-name="Text_20_body">Certains noms indénombrables peuvent parfois être quantifiés <text:span text:style-name="T7">en fonction du</text:span> <text:span text:style-name="T1">sens qu'ils prennent</text:span>. On peut quantifier ces noms <text:span text:style-name="T1">lorsqu'ils sont bien définis</text:span>. C'est le cas par exemple de <text:span text:style-name="Strong_20_Emphasis"><text:span text:style-name="Emphasis">beer</text:span></text:span>, <text:span text:style-name="Strong_20_Emphasis"><text:span text:style-name="Emphasis">work</text:span></text:span>, <text:span text:style-name="Strong_20_Emphasis"><text:span text:style-name="Emphasis">hair</text:span></text:span>, <text:span text:style-name="Strong_20_Emphasis"><text:span text:style-name="Emphasis">damage</text:span></text:span> et <text:span text:style-name="Strong_20_Emphasis"><text:span text:style-name="Emphasis">paper</text:span></text:span>.</text:p>
      <text:h text:style-name="P3" text:outline-level="2">Expressions absolues de quantité <text:span text:style-name="Emphasis"><text:span text:style-name="T20">(Voir annexe </text:span></text:span><text:span text:style-name="Emphasis"><text:span text:style-name="T11">A3</text:span></text:span><text:span text:style-name="Emphasis"><text:span text:style-name="T20"> pour résumé)</text:span></text:span></text:h>
      <text:h text:style-name="Heading_20_3" text:outline-level="3">La totalité</text:h>
      <text:h text:style-name="Heading_20_4" text:outline-level="4">Dénombrables singuliers</text:h>
      <text:p text:style-name="Text_20_body">- <text:span text:style-name="T7">O</text:span>n traduit "tout", "toute", et "toute la" <text:span text:style-name="T7">par</text:span> <text:span text:style-name="T1">whole</text:span>.</text:p>
      <text:p text:style-name="Text_20_body">- <text:span text:style-name="T7">O</text:span>n traduit "chaque", "les deux", "l'un et l'autre" <text:span text:style-name="T7">par</text:span> <text:span text:style-name="T1">each</text:span>, <text:span text:style-name="T1">every</text:span> ou <text:span text:style-name="T1">either</text:span>.</text:p>
      <text:h text:style-name="Heading_20_4" text:outline-level="4">Dénombrables pluriels</text:h>
      <text:p text:style-name="Text_20_body">- <text:span text:style-name="T7">O</text:span>n traduit <text:s/>"tout", "toute", "tous", "tous les", "toute la" <text:span text:style-name="T7">par</text:span> <text:span text:style-name="T1">all.</text:span></text:p>
      <text:p text:style-name="P7">- On traduit "chaque", "les deux", "l'un et l'autre" <text:span text:style-name="T7">par</text:span> <text:span text:style-name="T1">both</text:span>.</text:p>
      <text:h text:style-name="Heading_20_4" text:outline-level="4">Indénombrables</text:h>
      <text:p text:style-name="Text_20_body">- On traduit "tout", "toute", "tous", "tous les", "toute la" <text:span text:style-name="T7">par </text:span><text:s/><text:span text:style-name="T1">all</text:span>.</text:p>
      <text:h text:style-name="P4" text:outline-level="3">Une grande quantité</text:h>
      <text:h text:style-name="P5" text:outline-level="4">Dénombrables <text:span text:style-name="T12">pluriels</text:span></text:h>
      <text:p text:style-name="P9">- On traduit "énormément de" en utilisant les expressi<text:span text:style-name="T28">o</text:span>ns <text:span text:style-name="T12">familières</text:span> <text:span text:style-name="T1">plenty of</text:span>, <text:span text:style-name="T1">lots of</text:span> et <text:span text:style-name="T1">loads of</text:span>.</text:p>
      <text:p text:style-name="P9">- On traduit "Beaucoup de" en utilisant <text:span text:style-name="T1">a lot of</text:span><text:span text:style-name="T3">,</text:span><text:span text:style-name="T1"> many </text:span><text:span text:style-name="T3">et</text:span><text:span text:style-name="T1"> so many </text:span><text:span text:style-name="T6">(+ exclamatif que many).</text:span></text:p>
      <text:p text:style-name="P9"><text:span text:style-name="T6">- On traduit "pas mal de" en utilisant </text:span><text:span text:style-name="T2">quite a lot of</text:span><text:span text:style-name="T6"> et </text:span><text:span text:style-name="T2">quite a few</text:span><text:span text:style-name="T6">.</text:span></text:p>
      <text:h text:style-name="P6" text:outline-level="4">Indénombrables</text:h>
      <text:p text:style-name="P10">- On traduit "Beaucoup de" en utilisant <text:span text:style-name="T1">a lot of</text:span>, <text:span text:style-name="T1">much</text:span> et <text:span text:style-name="T1">so much </text:span><text:span text:style-name="T6">(+ exclamatif que much).</text:span></text:p>
      <text:p text:style-name="P10"><text:span text:style-name="T6">- On traduit "énormément de" en utilisant </text:span><text:span text:style-name="T2">plenty of</text:span><text:span text:style-name="T6">, </text:span><text:span text:style-name="T2">lots of</text:span><text:span text:style-name="T6">, </text:span><text:span text:style-name="T2">loads o</text:span><text:span text:style-name="T6">f et </text:span><text:span text:style-name="T2">a great deal of</text:span><text:span text:style-name="T6">. (la – familière)</text:span></text:p>
      <text:p text:style-name="P10"><text:span text:style-name="T6">- On traduit "pas mal de" en utilisant </text:span><text:span text:style-name="T2">quite a lot of</text:span><text:span text:style-name="T6">.</text:span></text:p>
      <text:h text:style-name="P4" text:outline-level="3">Une petite quantité</text:h>
      <text:h text:style-name="P5" text:outline-level="4">Dénombrables <text:span text:style-name="T12">pluriels</text:span></text:h>
      <text:p text:style-name="P9">- On traduit <text:span text:style-name="Strong_20_Emphasis"><text:span text:style-name="T3">"quelques"</text:span></text:span><text:span text:style-name="Strong_20_Emphasis"> </text:span><text:span text:style-name="Strong_20_Emphasis"><text:span text:style-name="T6">par</text:span></text:span> <text:span text:style-name="Strong_20_Emphasis"><text:span text:style-name="Emphasis"><text:span text:style-name="T13">a</text:span></text:span></text:span><text:span text:style-name="Strong_20_Emphasis"><text:span text:style-name="Emphasis"> few</text:span></text:span>.</text:p>
      <text:p text:style-name="P9">- On traduit <text:span text:style-name="Strong_20_Emphasis"><text:span text:style-name="T3">"peu de"</text:span></text:span> <text:span text:style-name="T12">par</text:span> <text:span text:style-name="Strong_20_Emphasis"><text:span text:style-name="Emphasis">few</text:span></text:span></text:p>
      <text:h text:style-name="P6" text:outline-level="4">Indénombrables</text:h>
      <text:p text:style-name="P10">- <text:span text:style-name="T27">O</text:span>n traduit <text:span text:style-name="Strong_20_Emphasis"><text:span text:style-name="T3">"</text:span></text:span><text:span text:style-name="Strong_20_Emphasis"><text:span text:style-name="T14">un</text:span></text:span><text:span text:style-name="Strong_20_Emphasis"><text:span text:style-name="T3"> peu de"</text:span></text:span> <text:span text:style-name="T15">par</text:span> <text:span text:style-name="Strong_20_Emphasis"><text:span text:style-name="Emphasis"><text:span text:style-name="T13">a</text:span></text:span></text:span> <text:span text:style-name="Strong_20_Emphasis"><text:span text:style-name="Emphasis">little</text:span></text:span></text:p>
      <text:p text:style-name="P10"><text:span text:style-name="Emphasis">- </text:span><text:span text:style-name="Emphasis"><text:span text:style-name="T19">O</text:span></text:span><text:span text:style-name="Emphasis"><text:span text:style-name="T21">n traduit </text:span></text:span><text:span text:style-name="Emphasis"><text:span text:style-name="Strong_20_Emphasis"><text:span text:style-name="T21">"peu de"</text:span></text:span></text:span><text:span text:style-name="Emphasis"><text:span text:style-name="T21"> </text:span></text:span><text:span text:style-name="Emphasis"><text:span text:style-name="T22">par</text:span></text:span><text:span text:style-name="Emphasis"><text:span text:style-name="T21"> </text:span></text:span><text:span text:style-name="Strong_20_Emphasis"><text:span text:style-name="Emphasis"><text:span text:style-name="T25">little</text:span></text:span></text:span></text:p>
      <text:h text:style-name="P2" text:outline-level="2"><text:soft-page-break/><text:span text:style-name="Emphasis"><text:span text:style-name="T16">Expressions </text:span></text:span><text:span text:style-name="Emphasis"><text:span text:style-name="T17">relatives</text:span></text:span><text:span text:style-name="Emphasis"><text:span text:style-name="T16"> de quantité </text:span></text:span><text:span text:style-name="Emphasis"><text:span text:style-name="T20">(Voir annexe </text:span></text:span><text:span text:style-name="Emphasis"><text:span text:style-name="T11">A4</text:span></text:span><text:span text:style-name="Emphasis"><text:span text:style-name="T20"> pour résumé)</text:span></text:span></text:h>
      <text:h text:style-name="Heading_20_3" text:outline-level="3"><text:span text:style-name="Emphasis"><text:span text:style-name="T17">U</text:span></text:span><text:span text:style-name="Emphasis"><text:span text:style-name="T16">ne quantité excessive, suffisante ou insuffisante</text:span></text:span></text:h>
      <text:h text:style-name="Heading_20_4" text:outline-level="4"><text:span text:style-name="Emphasis"><text:span text:style-name="T16">Les dénombrables pluriel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trop de" en </text:span></text:span><text:span text:style-name="Emphasis"><text:span text:style-name="T18">par</text:span></text:span><text:span text:style-name="Emphasis"><text:span text:style-name="T16"> </text:span></text:span><text:span text:style-name="Emphasis"><text:span text:style-name="T25">too many.</text:span></text:span></text:p>
      <text:p text:style-name="Text_20_body"><text:span text:style-name="Emphasis"><text:span text:style-name="T21">- </text:span></text:span><text:span text:style-name="Emphasis"><text:span text:style-name="T24">O</text:span></text:span><text:span text:style-name="Emphasis"><text:span text:style-name="T21">n traduit "assez de" </text:span></text:span><text:span text:style-name="Emphasis"><text:span text:style-name="T23">par</text:span></text:span><text:span text:style-name="Emphasis"><text:span text:style-name="T21"> </text:span></text:span><text:span text:style-name="Emphasis"><text:span text:style-name="T25">enough.</text:span></text:span></text:p>
      <text:p text:style-name="Text_20_body"><text:span text:style-name="Emphasis"><text:span text:style-name="T21">- </text:span></text:span><text:span text:style-name="Emphasis"><text:span text:style-name="T24">O</text:span></text:span><text:span text:style-name="Emphasis"><text:span text:style-name="T21">n traduit "pas assez de" </text:span></text:span><text:span text:style-name="Emphasis"><text:span text:style-name="T23">par</text:span></text:span><text:span text:style-name="Emphasis"><text:span text:style-name="T21"> </text:span></text:span><text:span text:style-name="Emphasis"><text:span text:style-name="T25">not enough</text:span></text:span><text:span text:style-name="Emphasis"><text:span text:style-name="T21"> et </text:span></text:span><text:span text:style-name="Emphasis"><text:span text:style-name="T25">too few</text:span></text:span></text:p>
      <text:h text:style-name="Heading_20_4" text:outline-level="4"><text:span text:style-name="Emphasis"><text:span text:style-name="T16">Les indénombrable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trop de" </text:span></text:span><text:span text:style-name="Emphasis"><text:span text:style-name="T18">par</text:span></text:span><text:span text:style-name="Emphasis"><text:span text:style-name="T16"> </text:span></text:span><text:span text:style-name="Emphasis"><text:span text:style-name="T25">too much</text:span></text:span></text:p>
      <text:p text:style-name="Text_20_body"><text:span text:style-name="Emphasis"><text:span text:style-name="T21">- </text:span></text:span><text:span text:style-name="Emphasis"><text:span text:style-name="T24">O</text:span></text:span><text:span text:style-name="Emphasis"><text:span text:style-name="T21">n traduit </text:span></text:span><text:span text:style-name="Emphasis"><text:span text:style-name="Strong_20_Emphasis"><text:span text:style-name="T21">"assez de"</text:span></text:span></text:span><text:span text:style-name="Emphasis"><text:span text:style-name="T21"> </text:span></text:span><text:span text:style-name="Emphasis"><text:span text:style-name="T23">par</text:span></text:span><text:span text:style-name="Emphasis"><text:span text:style-name="T21"> </text:span></text:span><text:span text:style-name="Emphasis"><text:span text:style-name="Strong_20_Emphasis"><text:span text:style-name="T25">enough</text:span></text:span></text:span><text:span text:style-name="Emphasis"><text:span text:style-name="T21">.</text:span></text:span></text:p>
      <text:p text:style-name="Text_20_body"><text:span text:style-name="Emphasis"><text:span text:style-name="T21">- </text:span></text:span><text:span text:style-name="Emphasis"><text:span text:style-name="T24">O</text:span></text:span><text:span text:style-name="Emphasis"><text:span text:style-name="T21">n traduit "pas assez de" </text:span></text:span><text:span text:style-name="Emphasis"><text:span text:style-name="T23">par</text:span></text:span><text:span text:style-name="Emphasis"><text:span text:style-name="T21"> </text:span></text:span><text:span text:style-name="Emphasis"><text:span text:style-name="T25">not enough</text:span></text:span><text:span text:style-name="Emphasis"><text:span text:style-name="T21"> et </text:span></text:span><text:span text:style-name="Emphasis"><text:span text:style-name="T25">too little</text:span></text:span><text:span text:style-name="Emphasis"><text:span text:style-name="T21">.</text:span></text:span></text:p>
      <text:h text:style-name="Heading_20_3" text:outline-level="3"><text:span text:style-name="Emphasis"><text:span text:style-name="T17">U</text:span></text:span><text:span text:style-name="Emphasis"><text:span text:style-name="T16">ne quantité </text:span></text:span><text:span text:style-name="Emphasis"><text:span text:style-name="T17">inconnue</text:span></text:span></text:h>
      <text:h text:style-name="Heading_20_4" text:outline-level="4"><text:span text:style-name="Emphasis"><text:span text:style-name="T16">Les dénombrables pluriel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plusieurs" </text:span></text:span><text:span text:style-name="Emphasis"><text:span text:style-name="T18">par</text:span></text:span><text:span text:style-name="Emphasis"><text:span text:style-name="T16"> </text:span></text:span><text:span text:style-name="Emphasis"><text:span text:style-name="T25">several</text:span></text:span><text:span text:style-name="Emphasis"><text:span text:style-name="T16">.</text:span></text:span></text:p>
      <text:p text:style-name="Text_20_body"><text:span text:style-name="Emphasis"><text:span text:style-name="T16">- On peut </text:span></text:span><text:span text:style-name="Emphasis"><text:span text:style-name="T18">aussi</text:span></text:span><text:span text:style-name="Emphasis"><text:span text:style-name="T16"> utiliser </text:span></text:span><text:span text:style-name="Emphasis"><text:span text:style-name="T25">some</text:span></text:span><text:span text:style-name="Emphasis"><text:span text:style-name="T16"> et </text:span></text:span><text:span text:style-name="Emphasis"><text:span text:style-name="T25">any</text:span></text:span><text:span text:style-name="Emphasis"><text:span text:style-name="T16"> qui servent à traduire "des".</text:span></text:span></text:p>
      <text:h text:style-name="Heading_20_4" text:outline-level="4"><text:span text:style-name="Emphasis"><text:span text:style-name="T16">Les indénombrable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du", "de la", "des" </text:span></text:span><text:span text:style-name="Emphasis"><text:span text:style-name="T18">par</text:span></text:span><text:span text:style-name="Emphasis"><text:span text:style-name="T16"> </text:span></text:span><text:span text:style-name="Emphasis"><text:span text:style-name="T25">some</text:span></text:span><text:span text:style-name="Emphasis"><text:span text:style-name="T16"> et </text:span></text:span><text:span text:style-name="Emphasis"><text:span text:style-name="T25">any</text:span></text:span><text:span text:style-name="Emphasis"><text:span text:style-name="T16">.</text:span></text:span></text:p>
      <text:h text:style-name="Heading_20_3" text:outline-level="3"><text:span text:style-name="Emphasis"><text:span text:style-name="T17">U</text:span></text:span><text:span text:style-name="Emphasis"><text:span text:style-name="T16">ne quantité nulle ou presque</text:span></text:span></text:h>
      <text:h text:style-name="Heading_20_4" text:outline-level="4"><text:span text:style-name="Emphasis"><text:span text:style-name="T16">Les dénombrables singulier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pas de" ou "aucun" </text:span></text:span><text:span text:style-name="Emphasis"><text:span text:style-name="T18">par</text:span></text:span><text:span text:style-name="Emphasis"><text:span text:style-name="T16"> </text:span></text:span><text:span text:style-name="Emphasis"><text:span text:style-name="T25">no</text:span></text:span></text:p>
      <text:h text:style-name="Heading_20_4" text:outline-level="4"><text:span text:style-name="Emphasis"><text:span text:style-name="T16">Les dénombrables pluriel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l "pas de" ou "aucun" </text:span></text:span><text:span text:style-name="Emphasis"><text:span text:style-name="T19">par</text:span></text:span><text:span text:style-name="Emphasis"><text:span text:style-name="T16"> </text:span></text:span><text:span text:style-name="Emphasis"><text:span text:style-name="T25">not any</text:span></text:span><text:span text:style-name="Emphasis"><text:span text:style-name="T16">, </text:span></text:span><text:span text:style-name="Emphasis"><text:span text:style-name="T25">no</text:span></text:span><text:span text:style-name="Emphasis"><text:span text:style-name="T16">, </text:span></text:span><text:span text:style-name="Emphasis"><text:span text:style-name="T25">neither of</text:span></text:span><text:span text:style-name="Emphasis"><text:span text:style-name="T16"> et </text:span></text:span><text:span text:style-name="Emphasis"><text:span text:style-name="T25">none of</text:span></text:span><text:span text:style-name="Emphasis"><text:span text:style-name="T16">.</text:span></text:span></text:p>
      <text:p text:style-name="Text_20_body"><text:span text:style-name="Emphasis"><text:span text:style-name="T16">⚠ </text:span></text:span><text:span text:style-name="Emphasis"><text:span text:style-name="T26">N</text:span></text:span><text:span text:style-name="Emphasis"><text:span text:style-name="T25">either</text:span></text:span><text:span text:style-name="Emphasis"><text:span text:style-name="T16"> s'utilise lorsque l'on parle de </text:span></text:span><text:span text:style-name="Emphasis"><text:span text:style-name="T25">seulement deux</text:span></text:span><text:span text:style-name="Emphasis"><text:span text:style-name="T16"> éléments. </text:span></text:span><text:span text:style-name="Emphasis"><text:span text:style-name="T25">None</text:span></text:span><text:span text:style-name="Emphasis"><text:span text:style-name="T16"> s'utilise à partir de </text:span></text:span><text:span text:style-name="Emphasis"><text:span text:style-name="T25">trois</text:span></text:span><text:span text:style-name="Emphasis"><text:span text:style-name="T16"> éléments.</text:span></text:span></text:p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presque pas de" </text:span></text:span><text:span text:style-name="Emphasis"><text:span text:style-name="T19">par</text:span></text:span><text:span text:style-name="Emphasis"><text:span text:style-name="T16"> </text:span></text:span><text:span text:style-name="Emphasis"><text:span text:style-name="T25">hardly any.</text:span></text:span></text:p>
      <text:h text:style-name="Heading_20_4" text:outline-level="4"><text:span text:style-name="Emphasis"><text:span text:style-name="T16">Les indénombrables</text:span></text:span></text:h>
      <text:p text:style-name="Text_20_body"><text:span text:style-name="Emphasis"><text:span text:style-name="T16">- </text:span></text:span><text:span text:style-name="Emphasis"><text:span text:style-name="T19">O</text:span></text:span><text:span text:style-name="Emphasis"><text:span text:style-name="T16">n traduit "pas de" ou "aucun" </text:span></text:span><text:span text:style-name="Emphasis"><text:span text:style-name="T19">par</text:span></text:span><text:span text:style-name="Emphasis"><text:span text:style-name="T16"> </text:span></text:span><text:span text:style-name="Emphasis"><text:span text:style-name="T25">not any</text:span></text:span><text:span text:style-name="Emphasis"><text:span text:style-name="T16"> et </text:span></text:span><text:span text:style-name="Emphasis"><text:span text:style-name="T25">no</text:span></text:span><text:span text:style-name="Emphasis"><text:span text:style-name="T16">.</text:span></text:span></text:p>
      <text:p text:style-name="P11"><text:span text:style-name="Emphasis"><text:span text:style-name="T16">- </text:span></text:span><text:span text:style-name="Emphasis"><text:span text:style-name="T19">O</text:span></text:span><text:span text:style-name="Emphasis"><text:span text:style-name="T16">n traduit "presque pas de" </text:span></text:span><text:span text:style-name="Emphasis"><text:span text:style-name="T19">par</text:span></text:span><text:span text:style-name="Emphasis"><text:span text:style-name="T16"> </text:span></text:span><text:span text:style-name="Emphasis"><text:span text:style-name="T25">hardly any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 style:rel-width="5301*" fo:start-indent="0cm" fo:end-indent="0.15cm"/>
          <style:column style:rel-width="5324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4H12M3S</meta:editing-duration>
    <meta:editing-cycles>26</meta:editing-cycles>
    <meta:generator>LibreOffice/7.3.4.2$Linux_X86_64 LibreOffice_project/30$Build-2</meta:generator>
    <dc:title>TST</dc:title>
    <dc:date>2022-08-02T13:55:38.173355790</dc:date>
    <meta:document-statistic meta:table-count="0" meta:image-count="0" meta:object-count="0" meta:page-count="2" meta:paragraph-count="68" meta:word-count="574" meta:character-count="3238" meta:non-whitespace-character-count="2729"/>
    <meta:template xlink:type="simple" xlink:actuate="onRequest" xlink:title="TST" xlink:href="../../../../../.config/libreoffice/4/user/template/TST.ott" meta:date="2022-07-24T14:18:57.807227489"/>
  </office:meta>
</office:document-meta>
</file>